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style:font-name="Arial1"/>
    </style:style>
    <style:style style:name="T2" style:family="text">
      <style:text-properties style:font-name="Arial1" officeooo:rsid="003553a0"/>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ventions Used in the Book </text:p>
      <text:p text:style-name="Text_20_body"/>
      <text:p text:style-name="Standard">The various styles used in the book along with their meaning, are listed below. The basic paragraph format is the font you see here with each paragraph indented. <text:s/>Information that is supplemental to the topic being discussed will be presented in the format below. </text:p>
      <text:p text:style-name="Standard"/>
      <text:p text:style-name="supplemental">These colored boxes have additional, supplemental or historical information associated with the current topic being discussed. </text:p>
      <text:p text:style-name="Standard"/>
      <text:p text:style-name="Standard">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The file name for the program is located after the code segment. </text:p>
      <text:p text:style-name="Standard"/>
      <text:p text:style-name="code">Cls </text:p>
      <text:p text:style-name="code">Print "Hello World From FreeBasic!" </text:p>
      <text:p text:style-name="code">Sleep </text:p>
      <text:p text:style-name="code">End </text:p>
      <text:p text:style-name="Text"><text:span text:style-name="T1">Listing </text:span><text:span text:style-name="T1"><text:sequence text:ref-name="refTable0" text:name="Table" text:formula="ooow:Table+1" style:num-format="1">1</text:sequence></text:span><text:span text:style-name="T1">.</text:span><text:span text:style-name="T2">1</text:span><text:span text:style-name="T1">: <text:s/>helloworld.bas</text:span> </text:p>
      <text:p text:style-name="Standard"/>
      <text:p text:style-name="Standard">Following each listing is an analysis paragraph which explains how the program works It is marked by the word Analysis: in bold. Even though many of the keywords you will see may have not be discussed in detail in the text, seeing these keywords in action will help you become familiar with the vocabulary of FreeBasic. </text:p>
      <text:p text:style-name="Standard"/>
      <text:p text:style-name="Standard"><text:tab/><text:span text:style-name="T3">Analysis:</text:span> This will mark the beginning of an analysis section. The code will be discussed in this section. <text:s/>Since there will be no line numbers you will need to read the code carefully.</text:p>
      <text:p text:style-name="Standard"/>
      <text:p text:style-name="Standard">The output of a program is listed in a fixed font and enclosed in a gray box as shown below. This output is given so you can compare the results to see if you have entered the program correctly.</text:p>
      <text:p text:style-name="output">Hello World from FreeBasic! </text:p>
      <text:p text:style-name="Text">Output 1.1: HelloWorld.bas</text:p>
      <text:p text:style-name="Standard"><text:soft-page-break/>A potential problem is shown with a Caution paragraph.</text:p>
      <text:p text:style-name="Standard"/>
      <text:p text:style-name="caution"><text:span text:style-name="T3">Caution: </text:span>This style will alert you to potential problems and offer some remedies or tips to avoid them. </text:p>
      <text:p text:style-name="Standard"/>
      <text:p text:style-name="P1"/>
      <text:p text:style-name="Standard">If we look at the fact, we shall find that the great inventions of the age are not, with us at least, always produced in universities. </text:p>
      <text:p text:style-name="Standard"/>
      <text:p text:style-name="Standard">Charles Babbage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 fo:font-family="Arial" style:font-style-name="Regular" style:font-family-generic="swiss"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ventions Used in the Book </dc:title>
    <dc:date>2020-08-24T17:55:37.687485748</dc:date>
    <meta:editing-duration>PT2H39M37S</meta:editing-duration>
    <meta:editing-cycles>22</meta:editing-cycles>
    <meta:generator>LibreOffice/6.4.5.2$Linux_X86_64 LibreOffice_project/40$Build-2</meta:generator>
    <dc:creator>Patrick Wilder</dc:creator>
    <meta:document-statistic meta:table-count="0" meta:image-count="0" meta:object-count="0" meta:page-count="3" meta:paragraph-count="19" meta:word-count="335" meta:character-count="1933" meta:non-whitespace-character-count="1599"/>
    <meta:template xlink:type="simple" xlink:actuate="onRequest" xlink:title="Conventions Used in the Book " xlink:href="../../templates/sect%20II-Conventions.ott" meta:date="2020-08-24T17:38:19.409828287"/>
  </office:meta>
</office:document-meta>
</file>